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>
      <style:table-cell-properties fo:background-color="#ffffa6"/>
      <style:map style:condition="cell-content()&gt;255" style:apply-style-name="Mauvaise_20_valeur" style:base-cell-address="'Dec-Bin_2'.C3"/>
      <style:map style:condition="cell-content()&lt;0" style:apply-style-name="Mauvaise_20_valeur" style:base-cell-address="'Dec-Bin_2'.C3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d7d7"/>
      <style:map style:condition="cell-content()=[$'Dec-Bin_2'.$C$4]" style:apply-style-name="Mauvaise_20_valeur" style:base-cell-address="'Dec-Bin_2'.C5"/>
    </style:style>
    <style:style style:name="ce5" style:family="table-cell" style:parent-style-name="ROUGE" style:data-style-name="N99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map style:condition="cell-content()=[$'Dec-Bin_2'.$C$5]" style:apply-style-name="Mauvaise_20_valeur" style:base-cell-address="'Dec-Bin_2'.C8"/>
    </style:style>
    <style:style style:name="ce7" style:family="table-cell" style:parent-style-name="Default">
      <style:map style:condition="cell-content()=[$'Dec-Bin_2'.$C$5]" style:apply-style-name="Mauvaise_20_valeur" style:base-cell-address="'Dec-Bin_2'.C4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#dedce6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ec-Bi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version décimal vers Binai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 source :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Base source :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ase cible :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nversion :</text:p>
          </table:table-cell>
          <table:table-cell table:style-name="ce5" table:formula="of:=IF([.C4]&lt;&gt;[.C5];COM.MICROSOFT.SWITCH([.C5];16;COM.MICROSOFT.CONCAT([$Feuille1.D9];[$Feuille1.D8]);10;[$Feuille1.C3];8;COM.MICROSOFT.CONCAT([$Feuille1.C16];[$Feuille1.C15];[$Feuille1.C14]);2;COM.MICROSOFT.CONCAT([$Feuille1.C27];[$Feuille1.C26];[$Feuille1.C25];[$Feuille1.C24];&quot; &quot;;[$Feuille1.C23];[$Feuille1.C22];[$Feuille1.C21];[$Feuille1.C20])))" office:value-type="string" office:string-value="0101 0101" calcext:value-type="string">
            <text:p>0101 01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7"/>
        </table:table-row>
        <calcext:conditional-formats>
          <calcext:conditional-format calcext:target-range-address="'Dec-Bin_2'.C3:'Dec-Bin_2'.C3">
            <calcext:condition calcext:apply-style-name="Mauvaise valeur" calcext:value="&gt;255" calcext:base-cell-address="'Dec-Bin_2'.C3"/>
            <calcext:condition calcext:apply-style-name="Mauvaise valeur" calcext:value="&lt;0" calcext:base-cell-address="'Dec-Bin_2'.C3"/>
          </calcext:conditional-format>
          <calcext:conditional-format calcext:target-range-address="'Dec-Bin_2'.C8:'Dec-Bin_2'.C8">
            <calcext:condition calcext:apply-style-name="Mauvaise valeur" calcext:value="=[$'Dec-Bin_2'.$C$5]" calcext:base-cell-address="'Dec-Bin_2'.C8"/>
          </calcext:conditional-format>
          <calcext:conditional-format calcext:target-range-address="'Dec-Bin_2'.C5:'Dec-Bin_2'.C5">
            <calcext:condition calcext:apply-style-name="Mauvaise valeur" calcext:value="=[$'Dec-Bin_2'.$C$4]" calcext:base-cell-address="'Dec-Bin_2'.C5"/>
          </calcext:conditional-format>
          <calcext:conditional-format calcext:target-range-address="'Dec-Bin_2'.C10:'Dec-Bin_2'.C10">
            <calcext:condition calcext:apply-style-name="Mauvaise valeur" calcext:value="=[$'Dec-Bin_2'.$C$5]" calcext:base-cell-address="'Dec-Bin_2'.C4"/>
          </calcext:conditional-format>
        </calcext:conditional-formats>
      </table:table>
      <table:table table:name="Feuille1" table:style-name="ta1"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Default"/>
        <table:table-row table:style-name="ro1">
          <table:table-cell table:style-name="ce8" office:value-type="string" calcext:value-type="string">
            <text:p>Conversion Decimal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8"/>
          <table:table-cell table:style-name="ce8" table:formula="of:=LEFT([$'Dec-Bin_2'.C3];1)*POWER([$'Dec-Bin_2'.C4];2)" office:value-type="float" office:value="64" calcext:value-type="float">
            <text:p>64</text:p>
          </table:table-cell>
          <table:table-cell table:style-name="ce8" table:formula="of:=SUM([.B3:.B5])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8"/>
          <table:table-cell table:style-name="ce8" table:formula="of:=MID([$'Dec-Bin_2'.C3];2;1)*POWER([$'Dec-Bin_2'.C4];1)" office:value-type="float" office:value="16" calcext:value-type="float">
            <text:p>16</text:p>
          </table:table-cell>
          <table:table-cell table:style-name="ce8"/>
          <table:table-cell/>
        </table:table-row>
        <table:table-row table:style-name="ro1">
          <table:table-cell table:style-name="ce8"/>
          <table:table-cell table:style-name="ce8" table:formula="of:=RIGHT([$'Dec-Bin_2'.C3];1)*POWER([$'Dec-Bin_2'.C4];0)" office:value-type="float" office:value="5" calcext:value-type="float">
            <text:p>5</text:p>
          </table:table-cell>
          <table:table-cell table:style-name="ce8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Conversion Hexa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table:formula="of:=QUOTIENT([.C3];16)" office:value-type="float" office:value="5" calcext:value-type="float">
            <text:p>5</text:p>
          </table:table-cell>
          <table:table-cell table:style-name="ce9" table:formula="of:=MOD([.C3];16)" office:value-type="float" office:value="5" calcext:value-type="float">
            <text:p>5</text:p>
          </table:table-cell>
          <table:table-cell table:style-name="ce9" table:formula="of:==COM.MICROSOFT.SWITCH([.C8];10;&quot;A&quot;;11;&quot;B&quot;;12;&quot;C&quot;;13;&quot;D&quot;;14;&quot;E&quot;;15;&quot;F&quot;;[.C8])" office:value-type="float" office:value="5" calcext:value-type="float">
            <text:p>5</text:p>
          </table:table-cell>
        </table:table-row>
        <table:table-row table:style-name="ro1">
          <table:table-cell table:style-name="ce9"/>
          <table:table-cell table:style-name="ce9" table:formula="of:=QUOTIENT([.B8];16)" office:value-type="float" office:value="0" calcext:value-type="float">
            <text:p>0</text:p>
          </table:table-cell>
          <table:table-cell table:style-name="ce9" table:formula="of:=MOD([.B8];16)" office:value-type="float" office:value="5" calcext:value-type="float">
            <text:p>5</text:p>
          </table:table-cell>
          <table:table-cell table:style-name="ce9" table:formula="of:==COM.MICROSOFT.SWITCH([.C9];10;&quot;A&quot;;11;&quot;B&quot;;12;&quot;C&quot;;13;&quot;D&quot;;14;&quot;E&quot;;15;&quot;F&quot;;[.C9])" office:value-type="float" office:value="5" calcext:value-type="float">
            <text:p>5</text:p>
          </table:table-cell>
        </table:table-row>
        <table:table-row table:style-name="ro1">
          <table:table-cell table:style-name="ce9"/>
          <table:table-cell table:style-name="ce9" table:formula="of:=QUOTIENT([.B9];16)" office:value-type="float" office:value="0" calcext:value-type="float">
            <text:p>0</text:p>
          </table:table-cell>
          <table:table-cell table:style-name="ce9" table:formula="of:=MOD([.B9];16)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" office:value-type="string" calcext:value-type="string">
            <text:p>Conversion Octal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10" table:number-columns-repeated="3"/>
          <table:table-cell/>
        </table:table-row>
        <table:table-row table:style-name="ro1">
          <table:table-cell table:style-name="ce10"/>
          <table:table-cell table:style-name="ce10" table:formula="of:=QUOTIENT([.C3];8)" office:value-type="float" office:value="10" calcext:value-type="float">
            <text:p>10</text:p>
          </table:table-cell>
          <table:table-cell table:style-name="ce10" table:formula="of:=MOD([.C3];8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0"/>
          <table:table-cell table:style-name="ce10" table:formula="of:=QUOTIENT([.B14];8)" office:value-type="float" office:value="1" calcext:value-type="float">
            <text:p>1</text:p>
          </table:table-cell>
          <table:table-cell table:style-name="ce10" table:formula="of:=MOD([.B14];8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0"/>
          <table:table-cell table:style-name="ce10" table:formula="of:=QUOTIENT([.B15];8)" office:value-type="float" office:value="0" calcext:value-type="float">
            <text:p>0</text:p>
          </table:table-cell>
          <table:table-cell table:style-name="ce10" table:formula="of:=MOD([.B15];8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nversion Binai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QUOTIENT([.C3];2)" office:value-type="float" office:value="42" calcext:value-type="float">
            <text:p>42</text:p>
          </table:table-cell>
          <table:table-cell table:formula="of:=MOD([.C3];2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QUOTIENT([.B20];2)" office:value-type="float" office:value="21" calcext:value-type="float">
            <text:p>21</text:p>
          </table:table-cell>
          <table:table-cell table:formula="of:=MOD([.B20];2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QUOTIENT([.B21];2)" office:value-type="float" office:value="10" calcext:value-type="float">
            <text:p>10</text:p>
          </table:table-cell>
          <table:table-cell table:formula="of:=MOD([.B21];2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QUOTIENT([.B22];2)" office:value-type="float" office:value="5" calcext:value-type="float">
            <text:p>5</text:p>
          </table:table-cell>
          <table:table-cell table:formula="of:=MOD([.B22];2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QUOTIENT([.B23];2)" office:value-type="float" office:value="2" calcext:value-type="float">
            <text:p>2</text:p>
          </table:table-cell>
          <table:table-cell table:formula="of:=MOD([.B23];2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QUOTIENT([.B24];2)" office:value-type="float" office:value="1" calcext:value-type="float">
            <text:p>1</text:p>
          </table:table-cell>
          <table:table-cell table:formula="of:=MOD([.B24];2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QUOTIENT([.B25];2)" office:value-type="float" office:value="0" calcext:value-type="float">
            <text:p>0</text:p>
          </table:table-cell>
          <table:table-cell table:formula="of:=MOD([.B25];2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QUOTIENT([.B26];2)" office:value-type="float" office:value="0" calcext:value-type="float">
            <text:p>0</text:p>
          </table:table-cell>
          <table:table-cell table:formula="of:=MOD([.B26];2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OUGE" style:family="table-cell" style:parent-style-name="Error">
      <style:text-properties fo:color="#ff0000"/>
    </style:style>
    <style:style style:name="Mauvaise_20_valeur" style:display-name="Mauvaise valeur" style:family="table-cell" style:parent-style-name="Default">
      <style:table-cell-properties fo:background-color="#000000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1:24:06.407000000</meta:creation-date>
    <dc:date>2020-09-29T14:57:05.660000000</dc:date>
    <meta:editing-duration>PT10M50S</meta:editing-duration>
    <meta:editing-cycles>3</meta:editing-cycles>
    <meta:generator>LibreOffice/7.0.0.3$Windows_X86_64 LibreOffice_project/8061b3e9204bef6b321a21033174034a5e2ea88e</meta:generator>
    <meta:document-statistic meta:table-count="2" meta:cell-count="47" meta:object-count="0"/>
  </office:meta>
</office:document-meta>
</file>